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18cm" fo:margin-left="0cm" fo:margin-right="12.82cm" table:align="margins"/>
    </style:style>
    <style:style style:name="Tableau2.A" style:family="table-column">
      <style:table-column-properties style:column-width="1.905cm" style:rel-column-width="1080*"/>
    </style:style>
    <style:style style:name="Tableau2.B" style:family="table-column">
      <style:table-column-properties style:column-width="2.275cm" style:rel-column-width="129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 style:font-name-asian="SimSun" style:font-name-complex="Mangal"/>
    </style:style>
    <style:style style:name="P3" style:family="paragraph" style:parent-style-name="Standard" style:list-style-name="L1">
      <style:text-properties style:font-name="Times New Roman" style:font-name-asian="SimSun" style:font-name-complex="Mangal"/>
    </style:style>
    <style:style style:name="P4" style:family="paragraph" style:parent-style-name="Standard">
      <style:text-properties style:font-name="Times New Roman" style:font-name-asian="Symbol" style:font-name-complex="Symbol"/>
    </style:style>
    <style:style style:name="P5" style:family="paragraph" style:parent-style-name="Standard" style:list-style-name="L2"/>
    <style:style style:name="P6" style:family="paragraph" style:parent-style-name="Table_20_Contents">
      <style:text-properties style:font-name="Symbol1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Times New Roman" style:font-name-asian="SimSun" style:font-name-complex="Mangal"/>
    </style:style>
    <style:style style:name="T3" style:family="text">
      <style:text-properties style:font-name="Times New Roman" style:font-name-asian="Symbol" style:font-name-complex="Symbol"/>
    </style:style>
    <style:style style:name="T4" style:family="text">
      <style:text-properties style:font-name="Times New Roman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12455624678598511" text:style-name="L1">
        <text:list-item>
          <text:p text:style-name="P1">a <text:span text:style-name="T1"></text:span><text:span text:style-name="T2"> b [n]<text:tab/>&lt;=&gt; a et b ont même reste par la division euclidienne par n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&lt;=&gt; a – b est un multiple de n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<text:tab/>26 </text:span><text:span text:style-name="T1"></text:span><text:span text:style-name="T2"> 16 [5]</text:span></text:p>
      <text:p text:style-name="P2"/>
      <text:list xml:id="list4136431302580270710" text:style-name="L2">
        <text:list-item>
          <text:p text:style-name="P5"><text:span text:style-name="T2">a </text:span><text:span text:style-name="T1"> </text:span><text:span text:style-name="T3">a'</text:span><text:span text:style-name="T1"> </text:span><text:span text:style-name="T3">[n]<text:tab/>a+b </text:span><text:span text:style-name="T1"></text:span><text:span text:style-name="T3"> a'+b' [n]</text:span></text:p>
          <text:p text:style-name="P5"><text:span text:style-name="T3">b </text:span><text:span text:style-name="T1"></text:span><text:span text:style-name="T3"> b' [n]<text:tab/>a*b </text:span><text:span text:style-name="T1"></text:span><text:span text:style-name="T3"> a'*b' [n]</text:span></text:p>
          <text:p text:style-name="P5"><text:span text:style-name="T3">a^k </text:span><text:span text:style-name="T1"></text:span><text:span text:style-name="T3"> a'^k [n]</text:span></text:p>
        </text:list-item>
      </text:list>
      <text:p text:style-name="P4"/>
      <text:p text:style-name="Standard"><text:span text:style-name="T3"><text:tab/>a </text:span><text:span text:style-name="T1"></text:span><text:span text:style-name="T3"> b [n]</text:span></text:p>
      <text:p text:style-name="Standard"><text:span text:style-name="T3"><text:tab/><text:tab/><text:tab/>alors a </text:span><text:span text:style-name="T1"></text:span><text:span text:style-name="T3"> c [n]</text:span></text:p>
      <text:p text:style-name="Standard"><text:span text:style-name="T3"><text:tab/>b </text:span><text:span text:style-name="T1"></text:span><text:span text:style-name="T3"> c [n]</text:span></text:p>
      <text:p text:style-name="Standard"><text:span text:style-name="T3"/></text:p>
      <text:p text:style-name="Standard"><text:span text:style-name="T3">Exercice :</text:span></text:p>
      <text:p text:style-name="Standard"><text:span text:style-name="T3">10)</text:span></text:p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Table_20_Contents">C</text:p>
          </table:table-cell>
          <table:table-cell table:style-name="Tableau1.A1" office:value-type="string">
            <text:p text:style-name="Table_20_Contents">D</text:p>
          </table:table-cell>
          <table:table-cell table:style-name="Tableau1.A1" office:value-type="string">
            <text:p text:style-name="Table_20_Contents">E</text:p>
          </table:table-cell>
          <table:table-cell table:style-name="Tableau1.A1" office:value-type="string">
            <text:p text:style-name="Table_20_Contents">F</text:p>
          </table:table-cell>
          <table:table-cell table:style-name="Tableau1.H1" office:value-type="string">
            <text:p text:style-name="Table_20_Contents">G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float" office:value="8">
            <text:p text:style-name="Table_20_Contents">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float" office:value="3">
            <text:p text:style-name="Table_20_Contents">3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float" office:value="4">
            <text:p text:style-name="Table_20_Contents">4</text:p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float" office:value="6">
            <text:p text:style-name="Table_20_Contents">6</text:p>
          </table:table-cell>
          <table:table-cell table:style-name="Tableau1.H2" office:value-type="float" office:value="4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C2" office:value-type="float" office:value="10">
            <text:p text:style-name="Table_20_Contents">10</text:p>
          </table:table-cell>
          <table:table-cell table:style-name="Tableau1.C2" office:value-type="float" office:value="9">
            <text:p text:style-name="Table_20_Contents">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float" office:value="3">
            <text:p text:style-name="Table_20_Contents">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float" office:value="7">
            <text:p text:style-name="Table_20_Contents">7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</table:table>
      <text:p text:style-name="Standard"><text:span text:style-name="T3"/></text:p>
      <text:p text:style-name="Standard"><text:span text:style-name="T3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xi</text:p>
          </table:table-cell>
          <table:table-cell table:style-name="Tableau2.B1" office:value-type="string">
            <text:p text:style-name="P6">G<text:span text:style-name="T4">^-1 (xi)</text:span></text:p>
          </table:table-cell>
        </table:table-row>
        <table:table-row>
          <table:table-cell table:style-name="Tableau2.A2" office:value-type="string">
            <text:p text:style-name="Table_20_Contents">A</text:p>
            <text:p text:style-name="Table_20_Contents">B</text:p>
            <text:p text:style-name="Table_20_Contents">C</text:p>
            <text:p text:style-name="Table_20_Contents">D</text:p>
            <text:p text:style-name="Table_20_Contents">E</text:p>
            <text:p text:style-name="Table_20_Contents">F</text:p>
            <text:p text:style-name="Table_20_Contents">G</text:p>
          </table:table-cell>
          <table:table-cell table:style-name="Tableau2.B2" office:value-type="string">
            <text:p text:style-name="Table_20_Contents">D</text:p>
            <text:p text:style-name="Table_20_Contents">A,F,G</text:p>
            <text:p text:style-name="Table_20_Contents">D</text:p>
            <text:p text:style-name="Table_20_Contents"/>
            <text:p text:style-name="Table_20_Contents">B</text:p>
            <text:p text:style-name="Table_20_Contents">C</text:p>
            <text:p text:style-name="Table_20_Contents">A,C</text:p>
          </table:table-cell>
        </table:table-row>
      </table:table>
      <text:p text:style-name="Standard"><text:span text:style-name="T3"/></text:p>
      <text:p text:style-name="Standard"><text:span text:style-name="T3">N0={D}</text:span></text:p>
      <text:p text:style-name="Standard"><text:span text:style-name="T3">N1={A;C}</text:span></text:p>
      <text:p text:style-name="Standard"><text:span text:style-name="T3">N2={F;G}</text:span></text:p>
      <text:p text:style-name="Standard"><text:span text:style-name="T3">N3={B}</text:span></text:p>
      <text:p text:style-name="Standard"><text:span text:style-name="T3">N4={E}</text:span></text:p>
      <text:p text:style-name="Standard"><text:span text:style-name="T3"/></text:p>
      <text:p text:style-name="Standard"><text:span text:style-name="T3"/></text:p>
      <text:p text:style-name="Standard"><text:span text:style-name="T3">12)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0:22:17.24</meta:creation-date>
    <dc:date>2013-11-25T11:43:53.26</dc:date>
    <meta:editing-duration>PT1H42M9S</meta:editing-duration>
    <meta:editing-cycles>3</meta:editing-cycles>
    <meta:generator>OpenOffice/4.0.0$Win32 OpenOffice.org_project/400m3$Build-9702</meta:generator>
    <meta:document-statistic meta:table-count="2" meta:image-count="0" meta:object-count="0" meta:page-count="1" meta:paragraph-count="55" meta:word-count="113" meta:character-count="323"/>
  </office:meta>
</office:document-meta>
</file>